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Without_20_Fill">
      <style:graphic-properties draw:textarea-vertical-align="middle" draw:auto-grow-height="false" fo:min-height="11.76cm" fo:min-width="20.345cm"/>
    </style:style>
    <style:style style:name="gr2" style:family="graphic" style:parent-style-name="Floating_20_Text">
      <style:graphic-properties fo:min-height="0.599cm"/>
    </style:style>
    <style:style style:name="gr3" style:family="graphic" style:parent-style-name="Without_20_Fill">
      <style:graphic-properties fo:min-height="3.937cm" fo:min-width="11.2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Without_20_Fill">
      <style:graphic-properties fo:min-height="1.979cm" fo:min-width="3.427cm"/>
    </style:style>
    <style:style style:name="gr6" style:family="graphic" style:parent-style-name="Without_20_Fill">
      <style:graphic-properties fo:min-height="1.979cm" fo:min-width="3.935cm"/>
    </style:style>
    <style:style style:name="gr7" style:family="graphic" style:parent-style-name="Arrow">
      <style:graphic-properties draw:textarea-vertical-align="middle"/>
    </style:style>
    <style:style style:name="gr8" style:family="graphic" style:parent-style-name="Without_20_Fill">
      <style:graphic-properties fo:min-height="7.509cm" fo:min-width="2.306cm"/>
    </style:style>
    <style:style style:name="gr9" style:family="graphic" style:parent-style-name="Dashed_20_Arrow">
      <style:graphic-properties draw:textarea-vertical-align="middle"/>
    </style:style>
    <style:style style:name="gr10" style:family="graphic" style:parent-style-name="Big_20_Arrow">
      <style:graphic-properties draw:textarea-vertical-align="middle"/>
    </style:style>
    <style:style style:name="gr11" style:family="graphic" style:parent-style-name="measure">
      <style:graphic-properties draw:textarea-vertical-align="middle" draw:auto-grow-height="false" fo:min-height="1.846cm" fo:min-width="1.469cm"/>
    </style:style>
    <style:style style:name="gr12" style:family="graphic" style:parent-style-name="Without_20_Fill">
      <style:graphic-properties draw:textarea-vertical-align="middle" draw:auto-grow-height="false" fo:min-height="4.195cm" fo:min-width="4.961cm"/>
    </style:style>
    <style:style style:name="gr13" style:family="graphic" style:parent-style-name="objectwitharrow">
      <style:graphic-properties draw:textarea-vertical-align="middle" draw:auto-grow-height="false" fo:min-height="3.179cm" fo:min-width="5.85cm"/>
    </style:style>
    <style:style style:name="gr14" style:family="graphic" style:parent-style-name="Without_20_Fill">
      <style:graphic-properties draw:textarea-vertical-align="middle" draw:auto-grow-height="false" fo:min-height="3.433cm" fo:min-width="2.04cm"/>
    </style:style>
    <style:style style:name="gr15" style:family="graphic" style:parent-style-name="Default_5f_2">
      <style:graphic-properties draw:textarea-vertical-align="middle"/>
    </style:style>
    <style:style style:name="gr16" style:family="graphic" style:parent-style-name="measure">
      <style:graphic-properties draw:textarea-vertical-align="middle" draw:auto-grow-height="false" fo:min-height="2.444cm" fo:min-width="2.82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_20_with_20_Arrow_20_semi_20_transparent">
      <style:graphic-properties draw:textarea-vertical-align="middle" draw:auto-grow-height="false" fo:min-height="3.179cm" fo:min-width="5.85cm"/>
    </style:style>
    <style:style style:name="gr19" style:family="graphic" style:parent-style-name="objectwitharrow">
      <style:graphic-properties draw:textarea-vertical-align="middle" draw:auto-grow-height="false" fo:min-height="3.397cm" fo:min-width="6.322cm"/>
    </style:style>
    <style:style style:name="gr20" style:family="graphic" style:parent-style-name="Without_20_Fill">
      <style:graphic-properties draw:textarea-vertical-align="middle" draw:auto-grow-height="false" fo:min-height="3.397cm" fo:min-width="6.322cm"/>
    </style:style>
    <style:style style:name="gr21" style:family="graphic" style:parent-style-name="Filled_20_Dark">
      <style:graphic-properties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971cm" svg:height="12.7cm" svg:x="3.921cm" svg:y="5.064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27cm" svg:height="1.115cm" svg:x="4.939cm" svg:y="5.854cm">
          <draw:text-box>
            <text:p>Agent</text:p>
          </draw:text-box>
        </draw:frame>
        <draw:custom-shape draw:style-name="gr3" draw:text-style-name="P2" xml:id="id3" draw:id="id3" draw:layer="layout" svg:width="11.292cm" svg:height="3.937cm" svg:x="9.636cm" svg:y="7.73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272cm" svg:height="0.848cm" svg:x="10.095cm" svg:y="7.899cm">
          <draw:text-box>
            <text:p>Planning component</text:p>
          </draw:text-box>
        </draw:frame>
        <draw:custom-shape draw:style-name="gr5" draw:text-style-name="P2" xml:id="id1" draw:id="id1" draw:layer="layout" svg:width="3.427cm" svg:height="1.979cm" svg:x="10.4cm" svg:y="9.181cm">
          <text:p text:style-name="P2">World</text:p>
          <text:p text:style-name="P2">Model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935cm" svg:height="1.979cm" svg:x="15.478cm" svg:y="9.181cm">
          <text:p text:style-name="P2">Workflow</text:p>
          <text:p text:style-name="P2">Composition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3.827cm" svg:y1="10.17cm" svg:x2="15.478cm" svg:y2="10.17cm" draw:start-shape="id1" draw:start-glue-point="1" draw:end-shape="id2" draw:end-glue-point="3" svg:d="M13827 10170h1651" svg:viewBox="0 0 1652 1">
          <text:p/>
        </draw:connector>
        <draw:custom-shape draw:style-name="gr3" draw:text-style-name="P2" xml:id="id5" draw:id="id5" draw:layer="layout" svg:width="11.292cm" svg:height="3.937cm" svg:x="9.636cm" svg:y="12.53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8cm" svg:height="0.848cm" svg:x="10.095cm" svg:y="12.799cm">
          <draw:text-box>
            <text:p>Environment</text:p>
          </draw:text-box>
        </draw:frame>
        <draw:custom-shape draw:style-name="gr8" draw:text-style-name="P2" xml:id="id6" draw:id="id6" draw:layer="layout" svg:width="2.306cm" svg:height="7.509cm" svg:x="5.425cm" svg:y="8.112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2.306cm" svg:height="7.509cm" svg:x="22.209cm" svg:y="8.223cm">
          <text:p text:style-name="P2">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20.928cm" svg:y1="9.699cm" svg:x2="22.209cm" svg:y2="11.977cm" draw:start-shape="id3" draw:start-glue-point="1" draw:end-shape="id4" draw:end-glue-point="3" svg:d="M20928 9699l1281 2278" svg:viewBox="0 0 1282 2279">
          <text:p/>
        </draw:connector>
        <draw:connector draw:style-name="gr7" draw:text-style-name="P2" draw:layer="layout" draw:type="line" svg:x1="20.928cm" svg:y1="14.499cm" svg:x2="22.209cm" svg:y2="11.977cm" draw:start-shape="id5" draw:end-shape="id4" draw:end-glue-point="3" svg:d="M20928 14499l1281-2522" svg:viewBox="0 0 1282 2523">
          <text:p/>
        </draw:connector>
        <draw:connector draw:style-name="gr9" draw:text-style-name="P2" draw:layer="layout" draw:type="line" svg:x1="7.731cm" svg:y1="11.866cm" svg:x2="9.636cm" svg:y2="9.699cm" draw:start-shape="id6" draw:start-glue-point="1" draw:end-shape="id3" svg:d="M7731 11866l1905-2167" svg:viewBox="0 0 1906 2168">
          <text:p/>
        </draw:connector>
        <draw:connector draw:style-name="gr7" draw:text-style-name="P2" draw:layer="layout" draw:type="line" svg:x1="7.731cm" svg:y1="11.866cm" svg:x2="9.636cm" svg:y2="14.499cm" draw:start-shape="id6" draw:start-glue-point="1" draw:end-shape="id5" draw:end-glue-point="3" svg:d="M7731 11866l1905 2633" svg:viewBox="0 0 1906 2634">
          <text:p/>
        </draw:connector>
        <draw:connector draw:style-name="gr10" draw:text-style-name="P2" draw:layer="layout" draw:type="line" svg:x1="24.766cm" svg:y1="11.622cm" svg:x2="28.513cm" svg:y2="11.662cm" svg:d="M24766 11622l3747 40" svg:viewBox="0 0 3748 41">
          <text:p/>
        </draw:connector>
        <draw:connector draw:style-name="gr10" draw:text-style-name="P2" draw:layer="layout" draw:type="line" svg:x1="1.635cm" svg:y1="11.795cm" svg:x2="5.382cm" svg:y2="11.835cm" svg:d="M1635 11795l3747 40" svg:viewBox="0 0 3748 41">
          <text:p/>
        </draw:connector>
      </draw:page>
      <draw:page draw:name="page2" draw:style-name="dp1" draw:master-page-name="Default"/>
      <draw:page draw:name="page3" draw:style-name="dp1" draw:master-page-name="Default">
        <draw:custom-shape draw:style-name="gr11" draw:text-style-name="P4" xml:id="id10" draw:id="id10" draw:layer="layout" svg:width="3.937cm" svg:height="4.191cm" svg:x="18.653cm" svg:y="7.731cm">
          <text:p text:style-name="P4">Some tex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5.461cm" svg:height="4.445cm" svg:x="5.318cm" svg:y="5.6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6.35cm" svg:height="3.429cm" svg:x="11.287cm" svg:y="15.732cm">
          <text:p text:style-name="P1">Some text Here</text:p>
          <draw:enhanced-geometry svg:viewBox="0 0 21600 21600" draw:type="rectangle" draw:enhanced-path="M 0 0 L 21600 0 21600 21600 0 21600 0 0 Z N"/>
        </draw:custom-shape>
        <draw:custom-shape draw:style-name="gr14" draw:text-style-name="P1" xml:id="id7" draw:id="id7" draw:layer="layout" svg:width="2.54cm" svg:height="3.683cm" svg:x="4.937cm" svg:y="11.922cm">
          <text:p text:style-name="P1">Text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curve" svg:x1="7.477cm" svg:y1="13.763cm" svg:x2="11.287cm" svg:y2="17.446cm" draw:start-shape="id7" draw:start-glue-point="1" draw:end-shape="id8" svg:d="M7477 13763c2839 0 935 3683 3810 3683" svg:viewBox="0 0 3811 3684">
          <text:p/>
        </draw:connector>
        <draw:custom-shape draw:style-name="gr16" draw:text-style-name="P4" xml:id="id9" draw:id="id9" draw:layer="layout" svg:width="4.699cm" svg:height="3.81cm" svg:x="12.303cm" svg:y="2.143cm">
          <text:p text:style-name="P4">Other 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curve" svg:x1="14.653cm" svg:y1="5.953cm" svg:x2="18.653cm" svg:y2="9.827cm" draw:start-shape="id9" draw:start-glue-point="8" draw:end-shape="id10" draw:end-glue-point="5" svg:d="M14653 5953c0 2583 1333 3874 4000 3874" svg:viewBox="0 0 4001 3875">
          <text:p/>
        </draw:connector>
        <draw:custom-shape draw:style-name="gr18" draw:text-style-name="P1" draw:layer="layout" svg:width="6.35cm" svg:height="3.429cm" svg:x="20.939cm" svg:y="13.573cm">
          <text:p text:style-name="P1">Some text Here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" draw:id="id12" draw:layer="layout" svg:width="7.366cm" svg:height="3.937cm" svg:x="10.525cm" svg:y="10.9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" xml:id="id11" draw:id="id11" draw:layer="layout" svg:width="7.366cm" svg:height="3.937cm" svg:x="18.78cm" svg:y="1.889cm">
          <text:p text:style-name="P1">What No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2" draw:layer="layout" draw:type="curve" svg:x1="26.146cm" svg:y1="3.858cm" svg:x2="14.208cm" svg:y2="10.906cm" draw:start-shape="id11" draw:start-glue-point="7" draw:end-shape="id12" draw:end-glue-point="4" svg:d="M26146 3858c828 0 691 2248-2501 3053s-9437 166-9437 3995" svg:viewBox="0 0 12369 7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26pt" fo:font-weight="bold"/>
    </style:style>
    <style:style style:name="Arrow" style:family="graphic" style:parent-style-name="Default_5f_2">
      <style:graphic-properties svg:stroke-color="#942a0e"/>
    </style:style>
    <style:style style:name="Dashed_20_Arrow" style:display-name="Dashed Arrow" style:family="graphic" style:parent-style-name="Arrow">
      <style:graphic-properties draw:stroke="dash" draw:stroke-dash="Fine_20_Dashed"/>
    </style:style>
    <style:style style:name="Big_20_Arrow" style:display-name="Big Arrow" style:family="graphic" style:parent-style-name="Arrow">
      <style:graphic-properties svg:stroke-width="0.45cm" svg:stroke-color="#ce6c31" draw:marker-start-width="1.081cm" draw:marker-end-width="1.45cm" svg:stroke-opacity="70%" svg:stroke-linecap="squar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09-06T16:31:56.665320030</dc:date>
    <meta:editing-duration>PT1H22M2S</meta:editing-duration>
    <meta:editing-cycles>28</meta:editing-cycles>
    <meta:generator>LibreOffice/6.0.3.2$Linux_X86_64 LibreOffice_project/00m0$Build-2</meta:generator>
    <dc:creator>Cristian Vasquez</dc:creator>
    <meta:document-statistic meta:object-count="28"/>
  </office:meta>
</office:document-meta>
</file>